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bg" fo:country="BG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language="bg" fo:country="BG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language="bg" fo:country="BG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family="paragraph">
      <style:text-properties fo:language="bg" fo:country="BG"/>
    </style:style>
    <style:style style:name="P112" style:parent-style-name="Standard" style:family="paragraph"/>
    <style:style style:name="T113" style:parent-style-name="Hyperlink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T115" style:parent-style-name="DefaultParagraphFont" style:family="text">
      <style:text-properties fo:font-style="italic" style:font-style-asian="italic" fo:language="bg" fo:country="BG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/>
    <style:style style:name="T118" style:parent-style-name="Hyperlink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bg" fo:country="BG"/>
    </style:style>
    <style:style style:name="P121" style:parent-style-name="Standard" style:family="paragraph"/>
    <style:style style:name="T122" style:parent-style-name="DefaultParagraphFont" style:family="text">
      <style:text-properties fo:language="bg" fo:country="BG"/>
    </style:style>
    <style:style style:name="P123" style:parent-style-name="Standard" style:family="paragraph">
      <style:text-properties fo:language="bg" fo:country="BG"/>
    </style:style>
    <style:style style:name="P124" style:parent-style-name="Standard" style:family="paragraph"/>
    <style:style style:name="T125" style:parent-style-name="Hyperlink" style:family="text">
      <style:text-properties fo:language="bg" fo:country="BG"/>
    </style:style>
    <style:style style:name="T126" style:parent-style-name="DefaultParagraphFont" style:family="text">
      <style:text-properties fo:language="bg" fo:country="BG"/>
    </style:style>
    <style:style style:name="P127" style:parent-style-name="Standard" style:family="paragraph"/>
    <style:style style:name="T128" style:parent-style-name="DefaultParagraphFont" style:family="text">
      <style:text-properties fo:language="bg" fo:country="BG"/>
    </style:style>
    <style:style style:name="T129" style:parent-style-name="DefaultParagraphFont" style:family="text">
      <style:text-properties fo:language="en" fo:country="GB"/>
    </style:style>
    <style:style style:name="P130" style:parent-style-name="Standard" style:family="paragraph"/>
    <style:style style:name="T131" style:parent-style-name="DefaultParagraphFont" style:family="text">
      <style:text-properties fo:language="bg" fo:country="BG"/>
    </style:style>
    <style:style style:name="P132" style:parent-style-name="Standard" style:family="paragraph"/>
    <style:style style:name="T133" style:parent-style-name="DefaultParagraphFont" style:family="text">
      <style:text-properties fo:language="bg" fo:country="BG"/>
    </style:style>
    <style:style style:name="T134" style:parent-style-name="DefaultParagraphFont" style:family="text">
      <style:text-properties fo:language="bg" fo:country="BG"/>
    </style:style>
    <style:style style:name="P135" style:parent-style-name="Standard" style:family="paragraph"/>
    <style:style style:name="T136" style:parent-style-name="DefaultParagraphFont" style:family="text">
      <style:text-properties fo:language="bg" fo:country="BG"/>
    </style:style>
    <style:style style:name="T137" style:parent-style-name="DefaultParagraphFont" style:family="text">
      <style:text-properties fo:language="en" fo:country="GB"/>
    </style:style>
    <style:style style:name="P138" style:parent-style-name="Standard" style:family="paragraph">
      <style:text-properties fo:language="bg" fo:country="BG"/>
    </style:style>
    <style:style style:name="P139" style:parent-style-name="Standard" style:family="paragraph"/>
    <style:style style:name="T140" style:parent-style-name="Hyperlink" style:family="text">
      <style:text-properties fo:language="bg" fo:country="BG"/>
    </style:style>
    <style:style style:name="T141" style:parent-style-name="DefaultParagraphFont" style:family="text">
      <style:text-properties fo:language="bg" fo:country="BG"/>
    </style:style>
    <style:style style:name="T142" style:parent-style-name="DefaultParagraphFont" style:family="text">
      <style:text-properties fo:language="en" fo:country="GB"/>
    </style:style>
    <style:style style:name="T143" style:parent-style-name="DefaultParagraphFont" style:family="text">
      <style:text-properties fo:language="bg" fo:country="BG"/>
    </style:style>
    <style:style style:name="P144" style:parent-style-name="Standard" style:family="paragraph"/>
    <style:style style:name="T145" style:parent-style-name="DefaultParagraphFont" style:family="text">
      <style:text-properties fo:language="bg" fo:country="BG"/>
    </style:style>
    <style:style style:name="T146" style:parent-style-name="DefaultParagraphFont" style:family="text">
      <style:text-properties fo:language="en" fo:country="GB"/>
    </style:style>
    <style:style style:name="P147" style:parent-style-name="Standard" style:family="paragraph"/>
    <style:style style:name="T148" style:parent-style-name="DefaultParagraphFont" style:family="text">
      <style:text-properties fo:language="bg" fo:country="BG"/>
    </style:style>
    <style:style style:name="T149" style:parent-style-name="Hyperlink" style:family="text">
      <style:text-properties fo:language="bg" fo:country="BG"/>
    </style:style>
    <style:style style:name="T150" style:parent-style-name="DefaultParagraphFont" style:family="text">
      <style:text-properties fo:language="bg" fo:country="BG"/>
    </style:style>
    <style:style style:name="T151" style:parent-style-name="Hyperlink" style:family="text">
      <style:text-properties fo:color="#245DC1" fo:font-size="10pt" style:font-size-asian="10pt" style:font-size-complex="10pt" fo:background-color="#FFFFFF"/>
    </style:style>
    <style:style style:name="T152" style:parent-style-name="DefaultParagraphFont" style:family="text">
      <style:text-properties fo:language="bg" fo:country="BG"/>
    </style:style>
    <style:style style:name="T153" style:parent-style-name="DefaultParagraphFont" style:family="text">
      <style:text-properties fo:color="#444444" fo:font-size="10pt" style:font-size-asian="10pt" style:font-size-complex="10pt" fo:background-color="#FFFFFF"/>
    </style:style>
    <style:style style:name="T154" style:parent-style-name="DefaultParagraphFont" style:family="text">
      <style:text-properties fo:language="bg" fo:country="BG"/>
    </style:style>
    <style:style style:name="T155" style:parent-style-name="DefaultParagraphFont" style:family="text">
      <style:text-properties fo:language="en" fo:country="GB"/>
    </style:style>
    <style:style style:name="T156" style:parent-style-name="DefaultParagraphFont" style:family="text">
      <style:text-properties fo:language="bg" fo:country="BG"/>
    </style:style>
    <style:style style:name="T157" style:parent-style-name="DefaultParagraphFont" style:family="text">
      <style:text-properties fo:language="en" fo:country="GB"/>
    </style:style>
    <style:style style:name="P158" style:parent-style-name="Standard" style:family="paragraph"/>
    <style:style style:name="T159" style:parent-style-name="DefaultParagraphFont" style:family="text">
      <style:text-properties fo:language="bg" fo:country="BG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anguage="bg" fo:country="BG"/>
    </style:style>
    <style:style style:name="P162" style:parent-style-name="Standard" style:family="paragraph"/>
    <style:style style:name="T163" style:parent-style-name="DefaultParagraphFont" style:family="text">
      <style:text-properties fo:language="bg" fo:country="BG"/>
    </style:style>
    <style:style style:name="P164" style:parent-style-name="Standard" style:family="paragraph"/>
    <style:style style:name="T165" style:parent-style-name="DefaultParagraphFont" style:family="text">
      <style:text-properties fo:language="bg" fo:country="BG"/>
    </style:style>
    <style:style style:name="T166" style:parent-style-name="DefaultParagraphFont" style:family="text">
      <style:text-properties fo:language="en" fo:country="GB"/>
    </style:style>
    <style:style style:name="T167" style:parent-style-name="DefaultParagraphFont" style:family="text">
      <style:text-properties fo:language="bg" fo:country="BG"/>
    </style:style>
    <style:style style:name="P168" style:parent-style-name="Standard" style:family="paragraph"/>
    <style:style style:name="T169" style:parent-style-name="DefaultParagraphFont" style:family="text">
      <style:text-properties fo:language="bg" fo:country="BG"/>
    </style:style>
    <style:style style:name="T170" style:parent-style-name="DefaultParagraphFont" style:family="text">
      <style:text-properties fo:language="bg" fo:country="BG"/>
    </style:style>
    <style:style style:name="P171" style:parent-style-name="Standard" style:family="paragraph"/>
    <style:style style:name="T172" style:parent-style-name="DefaultParagraphFont" style:family="text">
      <style:text-properties fo:language="bg" fo:country="BG"/>
    </style:style>
    <style:style style:name="T173" style:parent-style-name="DefaultParagraphFont" style:family="text">
      <style:text-properties fo:language="en" fo:country="GB"/>
    </style:style>
    <style:style style:name="T174" style:parent-style-name="DefaultParagraphFont" style:family="text">
      <style:text-properties fo:language="bg" fo:country="BG"/>
    </style:style>
    <style:style style:name="P175" style:parent-style-name="Standard" style:family="paragraph"/>
    <style:style style:name="T176" style:parent-style-name="DefaultParagraphFont" style:family="text">
      <style:text-properties fo:language="bg" fo:country="BG"/>
    </style:style>
    <style:style style:name="T177" style:parent-style-name="DefaultParagraphFont" style:family="text">
      <style:text-properties fo:language="bg" fo:country="BG"/>
    </style:style>
    <style:style style:name="T178" style:parent-style-name="DefaultParagraphFont" style:family="text">
      <style:text-properties fo:language="en" fo:country="GB"/>
    </style:style>
    <style:style style:name="T179" style:parent-style-name="DefaultParagraphFont" style:family="text">
      <style:text-properties fo:language="bg" fo:country="BG"/>
    </style:style>
    <style:style style:name="T180" style:parent-style-name="DefaultParagraphFont" style:family="text">
      <style:text-properties fo:language="en" fo:country="GB"/>
    </style:style>
    <style:style style:name="T181" style:parent-style-name="DefaultParagraphFont" style:family="text">
      <style:text-properties fo:language="bg" fo:country="BG"/>
    </style:style>
    <style:style style:name="P182" style:parent-style-name="Standard" style:family="paragraph"/>
    <style:style style:name="T183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2021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tructuredlight</text:span><text:span text:style-name="T103"><text:s/>- Генериране на шаблон</text:span><text:span text:style-name="T104">и</text:span></text:p>
          <text:list text:continue-numbering="true">
            <text:list-item>
              <text:p text:style-name="P105"><text:span text:style-name="Hyperlink">https://github.com/elerac/structuredlight/wiki#how-to-binarize-a-grayscale-image</text:span><text:span text:style-name="T106"><text:s/>– Как да се определя праг</text:span></text:p>
            </text:list-item>
          </text:list>
        </text:list-item>
        <text:list-item>
          <text:p text:style-name="P107"><text:span text:style-name="Hyperlink">https://github.com/elerac/fullscreen</text:span><text:span text:style-name="T108"><text:s/>- full screen с проектор</text:span></text:p>
        </text:list-item>
        <text:list-item>
          <text:p text:style-name="P109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10">Хубаво видео обясняващо основните стъпки при сканирането</text:span></text:p>
        </text:list-item>
      </text:list>
      <text:p text:style-name="P111">08.12</text:p>
      <text:list text:style-name="LFO7" text:continue-numbering="true">
        <text:list-item>
          <text:p text:style-name="P112"><text:a xlink:href="http://www.sci.utah.edu/~gerig/CS6320-S2015/Materials/CS6320-CV-S2013-StructuredLight-II.pdf" office:target-frame-name="_top" xlink:show="replace"><text:span text:style-name="T113">http://www.sci.utah.edu/~gerig/CS6320-S2015/Materials/CS6320-CV-S2013-StructuredLight-II.pdf</text:span></text:a><text:span text:style-name="T114"><text:s/>- Презентация на база<text:s/></text:span><text:span text:style-name="T115">02.12 т.2</text:span></text:p>
        </text:list-item>
      </text:list>
      <text:soft-page-break/>
      <text:p text:style-name="P116">13.12</text:p>
      <text:list text:style-name="LFO8" text:continue-numbering="true">
        <text:list-item>
          <text:p text:style-name="P117"><text:a xlink:href="https://github.com/kamino410/procam-calibration" office:target-frame-name="_top" xlink:show="replace"><text:span text:style-name="T118">https://github.com/kamino410/procam-calibration</text:span></text:a><text:span text:style-name="T119"><text:s/>-<text:s/></text:span><text:span text:style-name="T120">калибриране на проектор и камера</text:span></text:p>
        </text:list-item>
      </text:list>
      <text:p text:style-name="Standard">14.12</text:p>
      <text:list text:style-name="LFO8" text:continue-numbering="true">
        <text:list-item>
          <text:p text:style-name="P121"><text:a xlink:href="https://stackoverflow.com/questions/44633378/attributeerror-module-cv2-cv2-has-no-attribute-createlbphfacerecognizer" office:target-frame-name="_top" xlink:show="replace"><text:span text:style-name="Hyperlink">https://stackoverf</text:span><text:span text:style-name="Hyperlink">low.com/questions/44633378/attributeerror-module-cv2-cv2-has-no-attribute-createlbphfacerecognizer</text:span></text:a><text:s/>-<text:s/><text:span text:style-name="T122">Как се инсталира OpenCV-contrib-python и деинсталиране OpenCV -python</text:span></text:p>
        </text:list-item>
      </text:list>
      <text:p text:style-name="P123">11.01</text:p>
      <text:list text:style-name="LFO9" text:continue-numbering="true">
        <text:list-item>
          <text:p text:style-name="P124"><text:a xlink:href="https://github.com/SILI1994/Structured-light-stereo?ref=pythonrepo.com" office:target-frame-name="_top" xlink:show="replace"><text:span text:style-name="T125">https://github.com/SILI1994/Structured-light-stereo?ref=pythonrepo.com</text:span></text:a><text:span text:style-name="T126"><text:s/>– Сканиране със структурирана светлина. Изглежда работещо, но не разбирам как да го пусна.</text:span></text:p>
        </text:list-item>
        <text:list-item>
          <text:p text:style-name="P127"><text:a xlink:href="https://github.com/shreyasbhatia09/StructuredLight/tree/2122eeccec411d5face4d5485c62c53df3d4fd91" office:target-frame-name="_top" xlink:show="replace"><text:span text:style-name="Hyperlink">https://github.com/shreyasbhatia09/StructuredLight/tree/2122eeccec411d5face4d5485c62c53df3d4fd91</text:span></text:a><text:s/>-<text:s/><text:span text:style-name="T128">Репозитори с реконструкция от<text:s/></text:span><text:span text:style-name="T129">binary code</text:span></text:p>
        </text:list-item>
      </text:list>
      <text:p text:style-name="Standard">17.01</text:p>
      <text:list text:style-name="LFO10" text:continue-numbering="true">
        <text:list-item>
          <text:p text:style-name="P130"><text:a xlink:href="https://github.com/giulioz/laser-scanning" office:target-frame-name="_top" xlink:show="replace"><text:span text:style-name="Hyperlink">https://github.com/giulioz/laser-scanning</text:span></text:a><text:s/>-<text:s/><text:span text:style-name="T131">проект за 3д сканиране с лазер</text:span></text:p>
        </text:list-item>
        <text:list-item>
          <text:p text:style-name="P132"><text:a xlink:href="https://github.com/prateekroy/Computer-Vision/tree/master/HW5" office:target-frame-name="_top" xlink:show="replace"><text:span text:style-name="Hyperlink">https://github.com/prateekroy/Computer-Vision/tree/master/HW5</text:span></text:a><text:span text:style-name="T133"><text:s/>- домашно за 3д реконструкция чрез скани</text:span><text:span text:style-name="T134">ране със структурирана светлина.</text:span></text:p>
        </text:list-item>
        <text:list-item>
          <text:p text:style-name="P135"><text:a xlink:href="https://github.com/pranavkantgaur/3dscan" office:target-frame-name="_top" xlink:show="replace"><text:span text:style-name="Hyperlink">https://github.com/pranavkantgaur/3dscan</text:span></text:a><text:span text:style-name="T136"><text:s/>- скенер на<text:s/></text:span><text:span text:style-name="T137">C++</text:span></text:p>
        </text:list-item>
      </text:list>
      <text:p text:style-name="P138">18.01</text:p>
      <text:list text:style-name="LFO11" text:continue-numbering="true">
        <text:list-item>
          <text:p text:style-name="P139"><text:a xlink:href="https://www.reddit.com/r/photogrammetry/comments/mpme1v/using_meshroom_as_a_lib_in_python/" office:target-frame-name="_top" xlink:show="replace"><text:span text:style-name="T140">https://www.reddit.com/r/photogrammetry/comments/mpme1v/using_meshroom_as_a_lib_in_python/</text:span></text:a><text:span text:style-name="T141"><text:s/>- Програми за фотограметрия, които са подходящи за използване през<text:s/></text:span><text:span text:style-name="T142">command line.</text:span><text:span text:style-name="T143"><text:s/></text:span></text:p>
        </text:list-item>
        <text:list-item>
          <text:p text:style-name="P144"><text:a xlink:href="https://meshroom-manual.readthedocs.io/_/downloads/en/latest/pdf/" office:target-frame-name="_top" xlink:show="replace"><text:span text:style-name="Hyperlink">https://meshroom-manual.readthedocs.io/_/downloads/en/latest/pdf/</text:span></text:a><text:span text:style-name="T145"><text:s/>- документация на<text:s/></text:span><text:span text:style-name="T146">meshroom 2021</text:span></text:p>
        </text:list-item>
      </text:list>
      <text:p text:style-name="Standard">21.01</text:p>
      <text:list text:style-name="LFO12" text:continue-numbering="true">
        <text:list-item>
          <text:p text:style-name="P147"><text:a xlink:href="https://www.instructables.com/Structured-Light-3D-Scanning/" office:target-frame-name="_top" xlink:show="replace"><text:span text:style-name="Hyperlink">https://www.instructables.com/Structured-Light-3D-Scanning/</text:span></text:a><text:s/><text:span text:style-name="T148">и<text:s/></text:span><text:a xlink:href="https://code.google.com/archive/p/structured-light/downloads" office:target-frame-name="_top" xlink:show="replace"><text:span text:style-name="T149">https://code.google.com/archive/p/structured-light/downloads</text:span></text:a><text:span text:style-name="T150"><text:s/>– От вторият линк свалих<text:s/></text:span><text:a xlink:href="https://storage.googleapis.com/google-code-archive-downloads/v2/code.google.com/structured-light/ThreePhase-1-win.zip" office:target-frame-name="_top" xlink:show="replace"><text:span text:style-name="T151">ThreePhase-1-win.zip</text:span></text:a><text:span text:style-name="T152"><text:s/>от<text:s/></text:span><text:span text:style-name="T153">Dec 29, 2009</text:span><text:span text:style-name="T154">. Примерен код на<text:s/></text:span><text:span text:style-name="T155">java<text:s/></text:span><text:span text:style-name="T156">за фазово отметстване. Резултатът е<text:s/></text:span><text:span text:style-name="T157">point cloud.</text:span></text:p>
        </text:list-item>
      </text:list>
      <text:p text:style-name="Standard">22.01</text:p>
      <text:list text:style-name="LFO13" text:continue-numbering="true">
        <text:list-item>
          <text:p text:style-name="P158"><text:a xlink:href="https://gist.github.com/Shreeyak/9a4948891541cb32b501d058db227fff" office:target-frame-name="_top" xlink:show="replace"><text:span text:style-name="Hyperlink">https://gist.githu</text:span><text:span text:style-name="Hyperlink">b.com/Shreeyak/9a4948891541cb32b501d058db227fff</text:span></text:a><text:s/>-<text:s/><text:span text:style-name="T159">Пример как да запиша<text:s/></text:span><text:span text:style-name="T160">.ply<text:s/></text:span><text:span text:style-name="T161">файл и евентуално как да приложа параметрите от калибрирането</text:span></text:p>
        </text:list-item>
      </text:list>
      <text:p text:style-name="Standard">30.01</text:p>
      <text:list text:style-name="LFO14" text:continue-numbering="true">
        <text:list-item>
          <text:p text:style-name="P162"><text:a xlink:href="https://present5.com/last-4-lectures-camera-structure-image-filtering-hdr/" office:target-frame-name="_top" xlink:show="replace"><text:span text:style-name="Hyperlink">https://present5.com/last-4-lectures-camera-structure-image-filtering-hdr/</text:span></text:a><text:s/>-<text:s/><text:span text:style-name="T163">хубаво изображение, което описва оптичния център и вътрешните параметри на камерата.</text:span></text:p>
        </text:list-item>
        <text:list-item>
          <text:p text:style-name="P164"><text:a xlink:href="https://www.mathworks.com/help/vision/ug/camera-calibration.html" office:target-frame-name="_top" xlink:show="replace"><text:span text:style-name="Hyperlink">https://www.</text:span><text:span text:style-name="Hyperlink">mathworks.com/help/vision/ug/camera-calibration.html</text:span></text:a><text:s/>-<text:s/><text:span text:style-name="T165">добро описване на вътрешните параметри на камерата +<text:s/></text:span><text:span text:style-name="T166">skew<text:s/></text:span><text:span text:style-name="T167">на равнината на изображението.</text:span></text:p>
        </text:list-item>
        <text:list-item>
          <text:p text:style-name="P168"><text:a xlink:href="https://ksimek.github.io/2013/08/13/intrinsic/#:~:text=The%20camera's%20%22principal%20axis%22%20is,relative%20to%20the%20film's%20origin" office:target-frame-name="_top" xlink:show="replace"><text:span text:style-name="Hyperlink">https://ksimek.github.io/2013/08/13/intrinsic/#:~:text=The%20camera's%20%22principal%20axis%22%20is,relative%20to%20the%20film's%20origin</text:span></text:a>.<text:span text:style-name="T169"><text:s/>– описание на проектните трансформации, от които се състой матрицата на въ</text:span><text:span text:style-name="T170">трешните параметри: т. Intrinsic parameters as 2D transformations</text:span></text:p>
        </text:list-item>
        <text:list-item>
          <text:p text:style-name="P171"><text:a xlink:href="https://www.youtube.com/watch?v=B8kMB6Hv2eI&amp;ab_channel=FirstPrinciplesofComputerVision" office:target-frame-name="_top" xlink:show="replace"><text:span text:style-name="Hyperlink">https://www.youtube.com/watch?v=B8kMB6Hv2eI&amp;ab_channel=FirstPrinciplesofComputerVision</text:span></text:a><text:span text:style-name="T172"><text:s/>– описание на 3</text:span><text:span text:style-name="T173">x3<text:s/></text:span><text:span text:style-name="T174">транформациите на изображение</text:span></text:p>
        </text:list-item>
        <text:list-item>
          <text:p text:style-name="P175"><text:a xlink:href="https://www.youtube.com/watch?v=K2XLXlyPqCA&amp;ab_channel=FirstPrinciplesofComputerVision" office:target-frame-name="_top" xlink:show="replace"><text:span text:style-name="Hyperlink">https://www.youtube.com/watch?v=K2XLXlyPqCA&amp;ab_channel=FirstPrinciplesofComputerVision</text:span></text:a><text:span text:style-name="T176"><text:s/>- – описание на<text:s/></text:span><text:span text:style-name="T177">2</text:span><text:span text:style-name="T178">x</text:span><text:span text:style-name="T179">2</text:span><text:span text:style-name="T180"><text:s/></text:span><text:span text:style-name="T181">транформациите на изображение + доказателство на матрицата за ротиране.</text:span></text:p>
        </text:list-item>
        <text:list-item>
          <text:p text:style-name="P182"><text:a xlink:href="https://github.com/kamino410/phase-shifting" office:target-frame-name="_top" xlink:show="replace"><text:span text:style-name="Hyperlink">https://github.com/kamino410/phase-shifting</text:span></text:a><text:s/>-<text:s/><text:span text:style-name="T183">скенер, който може да се използва за пример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Windows User</dc:creator>
    <meta:creation-date>2021-08-02T09:29:00Z</meta:creation-date>
    <dc:date>2022-01-31T19:36:00Z</dc:date>
    <meta:template xlink:href="Normal" xlink:type="simple"/>
    <meta:editing-cycles>37</meta:editing-cycles>
    <meta:editing-duration>PT3048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25" meta:word-count="1903" meta:character-count="12727" meta:row-count="90" meta:non-whitespace-character-count="10849"/>
  </office:meta>
</office:document-meta>
</file>